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rogramme" svg:font-family="Programme, Arial, sans-serif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5698"/>
    </style:style>
    <style:style style:name="P2" style:family="paragraph" style:parent-style-name="Standard">
      <style:text-properties officeooo:rsid="00095698" officeooo:paragraph-rsid="00095698"/>
    </style:style>
    <style:style style:name="P3" style:family="paragraph" style:parent-style-name="Standard">
      <style:text-properties officeooo:rsid="0009cc16" officeooo:paragraph-rsid="0009cc16"/>
    </style:style>
    <style:style style:name="P4" style:family="paragraph" style:parent-style-name="Standard">
      <style:text-properties officeooo:rsid="000b8c78" officeooo:paragraph-rsid="000b8c78"/>
    </style:style>
    <style:style style:name="P5" style:family="paragraph" style:parent-style-name="Standard">
      <style:text-properties officeooo:rsid="000d1a1c" officeooo:paragraph-rsid="000d1a1c"/>
    </style:style>
    <style:style style:name="P6" style:family="paragraph" style:parent-style-name="Standard">
      <style:text-properties officeooo:rsid="000f430c" officeooo:paragraph-rsid="000f430c"/>
    </style:style>
    <style:style style:name="T1" style:family="text">
      <style:text-properties officeooo:rsid="000f9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 </text:p>
      <text:p text:style-name="P6">Lyric: <text:a xlink:type="simple" xlink:href="https://genius.com/Beyonce-crazy-in-love-lyrics" text:style-name="Internet_20_link" text:visited-style-name="Visited_20_Internet_20_Link">https://genius.com/Beyonce-crazy-in-love-lyrics</text:a></text:p>
      <text:p text:style-name="P6">Translate: <text:a xlink:type="simple" xlink:href="https://www.letras.mus.br/malhacao/746063/traducao.html" text:style-name="Internet_20_link" text:visited-style-name="Visited_20_Internet_20_Link">https://www.letras.mus.br/malhacao/746063/traducao.html</text:a></text:p>
      <text:p text:style-name="P6"/>
      <text:p text:style-name="P6"/>
      <text:p text:style-name="P6">WRITE</text:p>
      <text:p text:style-name="P6"/>
      <text:p text:style-name="P6">Yes!</text:p>
      <text:p text:style-name="P6">So crazy right now</text:p>
      <text:p text:style-name="P6">Most incredibly</text:p>
      <text:p text:style-name="P6">It’s <text:span text:style-name="T1">ya</text:span> girl, B</text:p>
      <text:p text:style-name="P6">It’s <text:span text:style-name="T1">ya</text:span> boy, Yong</text:p>
      <text:p text:style-name="P6">You ready?</text:p>
      <text:p text:style-name="P1"/>
      <text:p text:style-name="P1"/>
      <text:p text:style-name="P6">LISTEN </text:p>
      <text:p text:style-name="P6"/>
      <text:p text:style-name="P1">so crazy right now</text:p>
      <text:p text:style-name="Standard">two</text:p>
      <text:p text:style-name="P2">most increble</text:p>
      <text:p text:style-name="Standard">deep eye</text:p>
      <text:p text:style-name="Standard">explain</text:p>
      <text:p text:style-name="P2">more more </text:p>
      <text:p text:style-name="P2">row</text:p>
      <text:p text:style-name="P2">blame</text:p>
      <text:p text:style-name="P2">gain</text:p>
      <text:p text:style-name="Standard">come look crazy right now</text:p>
      <text:p text:style-name="Standard">save right now</text:p>
      <text:p text:style-name="Standard">touch </text:p>
      <text:p text:style-name="Standard">steel</text:p>
      <text:p text:style-name="Standard">love so crazy right now</text:p>
      <text:p text:style-name="Standard"/>
      <text:p text:style-name="P3">shoes</text:p>
      <text:p text:style-name="P3">page</text:p>
      <text:p text:style-name="Standard"/>
      <text:p text:style-name="Standard">flow</text:p>
      <text:p text:style-name="Standard">big home </text:p>
      <text:p text:style-name="P3">foolish</text:p>
      <text:p text:style-name="P3">yong</text:p>
      <text:p text:style-name="Standard">bone</text:p>
      <text:p text:style-name="Standard">next to</text:p>
      <text:p text:style-name="Standard">jay z in the rain</text:p>
      <text:p text:style-name="Standard">game over</text:p>
      <text:p text:style-name="Standard">one</text:p>
      <text:p text:style-name="Standard">my baby</text:p>
      <text:p text:style-name="Standard">i dont care</text:p>
      <text:p text:style-name="Standard"/>
      <text:p text:style-name="P5">foolish?</text:p>
      <text:p text:style-name="P4">Beggin?</text:p>
      <text:p text:style-name="Standard">lead single ?</text:p>
      <text:p text:style-name="Standard">Effort 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rogramme" svg:font-family="Programme, Arial, sans-serif"/>
    <style:font-face style:name="Noto Mono" svg:font-family="'Noto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14:32:52.145000000</dc:date>
    <meta:editing-duration>PT18M34S</meta:editing-duration>
    <meta:editing-cycles>7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2" meta:word-count="84" meta:character-count="487" meta:non-whitespace-character-count="440"/>
  </office:meta>
</office:document-meta>
</file>